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1" style:family="table-column">
      <style:table-column-properties fo:break-before="auto" style:column-width="103.75pt"/>
    </style:style>
    <style:style style:name="co32" style:family="table-column">
      <style:table-column-properties fo:break-before="auto" style:column-width="24.69pt"/>
    </style:style>
    <style:style style:name="co33" style:family="table-column">
      <style:table-column-properties fo:break-before="auto" style:column-width="37.45pt"/>
    </style:style>
    <style:style style:name="co34" style:family="table-column">
      <style:table-column-properties fo:break-before="auto" style:column-width="25.14pt"/>
    </style:style>
    <style:style style:name="co35" style:family="table-column">
      <style:table-column-properties fo:break-before="auto" style:column-width="25.46pt"/>
    </style:style>
    <style:style style:name="co36" style:family="table-column">
      <style:table-column-properties fo:break-before="auto" style:column-width="27.21pt"/>
    </style:style>
    <style:style style:name="co37" style:family="table-column">
      <style:table-column-properties fo:break-before="auto" style:column-width="27.5pt"/>
    </style:style>
    <style:style style:name="co38" style:family="table-column">
      <style:table-column-properties fo:break-before="auto" style:column-width="22pt"/>
    </style:style>
    <style:style style:name="co39" style:family="table-column">
      <style:table-column-properties fo:break-before="auto" style:column-width="24.75pt"/>
    </style:style>
    <style:style style:name="co40"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141" style:family="table-cell" style:parent-style-name="Default">
      <style:table-cell-properties style:text-align-source="fix" style:repeat-content="false"/>
      <style:paragraph-properties fo:text-align="start" fo:margin-left="10.01pt"/>
      <style:text-properties style:font-name="Linux Biolinum O"/>
    </style:style>
    <style:style style:name="ce142" style:family="table-cell" style:parent-style-name="Default" style:data-style-name="N43">
      <style:text-properties style:font-name="Linux Biolinum O"/>
    </style:style>
    <style:style style:name="ce1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8" style:family="table-cell" style:parent-style-name="Default">
      <style:text-properties style:font-name="Linux Biolinum O"/>
    </style:style>
    <style:style style:name="ce149" style:family="table-cell" style:parent-style-name="Default">
      <style:text-properties style:font-name="Linux Biolinum O" fo:font-weight="bold" style:font-weight-asian="bold" style:font-weight-complex="bold"/>
    </style:style>
    <style:style style:name="ce150" style:family="table-cell" style:parent-style-name="Default">
      <style:text-properties style:font-name="Linux Biolinum O" style:font-name-asian="AR PL SungtiL GB" style:font-name-complex="Lohit Hindi"/>
    </style:style>
    <style:style style:name="ce151" style:family="table-cell" style:parent-style-name="Default">
      <style:text-properties style:font-name="Linux Biolinum O" style:text-underline-style="solid" style:text-underline-width="auto" style:text-underline-color="font-color"/>
    </style:style>
    <style:style style:name="ce152" style:family="table-cell" style:parent-style-name="Default">
      <style:text-properties style:font-name="Linux Biolinum O"/>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able-cell-properties style:text-align-source="fix" style:repeat-content="false"/>
      <style:paragraph-properties fo:text-align="start" fo:margin-left="0pt"/>
      <style:text-properties style:font-name="Linux Biolinum O"/>
    </style:style>
    <style:style style:name="ce159" style:family="table-cell" style:parent-style-name="Default">
      <style:text-properties style:font-name="Linux Biolinum O"/>
    </style:style>
    <style:style style:name="ce16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5" style:family="table-cell" style:parent-style-name="Default">
      <style:text-properties style:font-name="Linux Biolinum O"/>
    </style:style>
    <style:style style:name="ce166" style:family="table-cell" style:parent-style-name="Default">
      <style:text-properties style:font-name="Linux Biolinum O"/>
    </style:style>
    <style:style style:name="ce167" style:family="table-cell" style:parent-style-name="Default" style:data-style-name="N44">
      <style:text-properties style:font-name="Linux Biolinum O"/>
    </style:style>
    <style:style style:name="ce168" style:family="table-cell" style:parent-style-name="Default">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text-properties style:font-name="Linux Biolinum O"/>
    </style:style>
    <style:style style:name="ce1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1" style:family="table-cell" style:parent-style-name="Default">
      <style:text-properties style:font-name="Linux Biolinum O"/>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text-properties style:font-name="Linux Biolinum O"/>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style>
    <style:style style:name="ce209" style:family="table-cell" style:parent-style-name="Default">
      <style:text-properties style:font-name="Linux Biolinum O" style:font-name-asian="AR PL SungtiL GB" style:font-name-complex="Lohit Hindi"/>
    </style:style>
    <style:style style:name="ce21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ext-properties style:font-name="Linux Biolinum O"/>
    </style:style>
    <style:style style:name="ce226" style:family="table-cell" style:parent-style-name="Default">
      <style:text-properties fo:font-weight="bold" style:font-weight-asian="bold" style:font-weight-complex="bold"/>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style>
    <style:style style:name="T9" style:family="text">
      <style:text-properties fo:font-style="normal"/>
    </style:style>
    <style:style style:name="T11" style:family="text">
      <style:text-properties fo:font-weight="normal"/>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8"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5"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7" style:family="text">
      <style:text-properties style:font-name="Linux Biolinum O" style:font-name-asian="AR PL SungtiL GB" style:font-name-complex="Lohit Hindi"/>
    </style:style>
    <style:style style:name="T18" style:family="text">
      <style:text-properties style:font-name-asian="AR PL SungtiL GB" style:font-name-complex="Lohit Hindi"/>
    </style:style>
    <style:style style:name="T19" style:family="text">
      <style:text-properties style:font-name="Linux Biolinum O" fo:font-weight="bold" style:font-name-asian="AR PL SungtiL GB" style:font-name-complex="Lohit Hindi" style:font-weight-asian="bold" style:font-weight-complex="bold"/>
    </style:style>
    <style:style style:name="T20"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5"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69"/>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69"/>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6"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5" office:value-type="string" calcext:value-type="string">
            <text:p>- Jeopardy questions</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text:span text:style-name="T10">The Victorian Internet</text:span><text:span text:style-name="T9"> reading don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7" office:value-type="string" calcext:value-type="string">
            <text:p>- <text:span text:style-name="T10">The Victorian Internet</text:span><text:span text:style-name="T9">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6" office:value-type="string" calcext:value-type="string">
            <text:p>- <text:span text:style-name="T10">The Victorian Internet</text:span><text:span text:style-name="T9"> reading and responses for every 1 or 2 chapters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7" office:value-type="string" calcext:value-type="string">
            <text:p>- <text:span text:style-name="T10">The Victorian Internet</text:span><text:span text:style-name="T9">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7" office:value-type="string" calcext:value-type="string">
            <text:p>- Comic final outline DUE</text:p>
          </table:table-cell>
          <table:table-cell table:style-name="ce70"/>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7"/>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7"/>
          <table:table-cell table:style-name="ce70"/>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7"/>
          <table:table-cell table:style-name="ce70"/>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7" office:value-type="string" calcext:value-type="string">
            <text:p>- The Circle reading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7" office:value-type="string" calcext:value-type="string">
            <text:p>- Resource post 11: 7 Nov.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7" office:value-type="string" calcext:value-type="string">
            <text:p>- Research Project summary DUE </text:p>
          </table:table-cell>
          <table:table-cell table:style-name="ce70"/>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7" office:value-type="string" calcext:value-type="string">
            <text:p>- Jeopardy questions based on summary DUE</text:p>
          </table:table-cell>
          <table:table-cell table:style-name="ce70"/>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7" office:value-type="string" calcext:value-type="string">
            <text:p>- "Powerpoint" based on summary DUE</text:p>
          </table:table-cell>
          <table:table-cell table:style-name="ce70"/>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7" office:value-type="string" calcext:value-type="string">
            <text:p>1 Research Project DUE - Resource post 12: 14 Nov. DUE</text:p>
          </table:table-cell>
          <table:table-cell table:style-name="ce70"/>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4" office:value-type="string" calcext:value-type="string">
            <text:p>- finish Jeopardy</text:p>
          </table:table-cell>
          <table:table-cell table:style-name="ce70"/>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4" office:value-type="string" calcext:value-type="string">
            <text:p>if this is Friday, p5.js 20-25 shapes picture ue</text:p>
          </table:table-cell>
          <table:table-cell table:style-name="ce70"/>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7" office:value-type="string" calcext:value-type="string">
            <text:p>- Third essay topic in syllabus DUE<text:span text:style-name="T11">- (Resource post 13: 21 Nov. DUE)</text:span></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7" office:value-type="string" calcext:value-type="string">
            <text:p>- 2nd essay topic in syllabus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4"/>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2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2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29"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29" office:value-type="date" office:date-value="2017-10-29" calcext:value-type="date">
            <text:p>2017-10-29</text:p>
          </table:table-cell>
          <table:table-cell table:number-columns-repeated="7"/>
          <table:table-cell table:style-name="ce5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5">
          <table:table-cell table:style-name="ce2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9"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9"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9"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9" office:value-type="date" office:date-value="2017-11-07" calcext:value-type="date">
            <text:p>2017-11-07</text:p>
          </table:table-cell>
          <table:table-cell table:number-columns-repeated="1023"/>
        </table:table-row>
        <table:table-row table:style-name="ro2">
          <table:table-cell table:style-name="ce29" office:value-type="date" office:date-value="2017-11-08" calcext:value-type="date">
            <text:p>2017-11-08</text:p>
          </table:table-cell>
          <table:table-cell table:number-columns-repeated="1023"/>
        </table:table-row>
        <table:table-row table:style-name="ro1">
          <table:table-cell table:style-name="ce29"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1">
          <table:table-cell table:style-name="ce29" office:value-type="date" office:date-value="2017-11-10" calcext:value-type="date">
            <text:p>2017-11-10</text:p>
          </table:table-cell>
          <table:table-cell table:number-columns-repeated="7"/>
          <table:table-cell office:value-type="string" calcext:value-type="string">
            <text:p>- COS301: DUE: Project part 4, 1st draft</text:p>
          </table:table-cell>
          <table:table-cell table:number-columns-repeated="1015"/>
        </table:table-row>
        <table:table-row table:style-name="ro2">
          <table:table-cell table:style-name="ce29" office:value-type="date" office:date-value="2017-11-11" calcext:value-type="date">
            <text:p>2017-11-11</text:p>
          </table:table-cell>
          <table:table-cell table:number-columns-repeated="1023"/>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
          <table:table-cell table:style-name="ce29" office:value-type="date" office:date-value="2017-11-14" calcext:value-type="date">
            <text:p>2017-11-14</text:p>
          </table:table-cell>
          <table:table-cell table:number-columns-repeated="1023"/>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1" table:default-cell-style-name="ce226"/>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1015" table:default-cell-style-name="Default"/>
        <table:table-row table:style-name="ro2">
          <table:table-cell office:value-type="string" calcext:value-type="string">
            <text:p>char</text:p>
          </table:table-cell>
          <table:table-cell table:style-name="ce226" office:value-type="string" calcext:value-type="string">
            <text:p>life</text:p>
          </table:table-cell>
          <table:table-cell table:style-name="ce226" office:value-type="string" calcext:value-type="string">
            <text:p>mana</text:p>
          </table:table-cell>
          <table:table-cell table:style-name="ce226" office:value-type="string" calcext:value-type="string">
            <text:p>atk</text:p>
          </table:table-cell>
          <table:table-cell table:style-name="ce226" office:value-type="string" calcext:value-type="string">
            <text:p>def</text:p>
          </table:table-cell>
          <table:table-cell table:style-name="ce226" office:value-type="string" calcext:value-type="string">
            <text:p>spd</text:p>
          </table:table-cell>
          <table:table-cell table:style-name="ce226" office:value-type="string" calcext:value-type="string">
            <text:p>dex</text:p>
          </table:table-cell>
          <table:table-cell table:style-name="ce226" office:value-type="string" calcext:value-type="string">
            <text:p>vit</text:p>
          </table:table-cell>
          <table:table-cell table:style-name="ce226" office:value-type="string" calcext:value-type="string">
            <text:p>wis</text:p>
          </table:table-cell>
          <table:table-cell table:style-name="ce226" office:value-type="string" calcext:value-type="string">
            <text:p>total pots</text:p>
          </table:table-cell>
          <table:table-cell table:style-name="ce226" office:value-type="string" calcext:value-type="string">
            <text:p>total rainbows</text:p>
          </table:table-cell>
          <table:table-cell table:style-name="ce22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0" calcext:value-type="float">
            <text:p>0</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29" calcext:value-type="float">
            <text:p>29</text:p>
          </table:table-cell>
          <table:table-cell office:value-type="float" office:value="1" calcext:value-type="float">
            <text:p>1</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9" calcext:value-type="float">
            <text:p>89</text:p>
          </table:table-cell>
          <table:table-cell table:formula="of:=SUM([.D2:.D9])" office:value-type="float" office:value="0" calcext:value-type="float">
            <text:p>0</text:p>
          </table:table-cell>
          <table:table-cell table:formula="of:=SUM([.E2:.E9])" office:value-type="float" office:value="4" calcext:value-type="float">
            <text:p>4</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03" calcext:value-type="float">
            <text:p>103</text:p>
          </table:table-cell>
          <table:table-cell table:formula="of:=SUM([.I2:.I9])" office:value-type="float" office:value="95" calcext:value-type="float">
            <text:p>95</text:p>
          </table:table-cell>
          <table:table-cell table:formula="of:=SUM([.B12:.I12])" office:value-type="float" office:value="405" calcext:value-type="float">
            <text:p>405</text:p>
          </table:table-cell>
          <table:table-cell table:formula="of:=SUM([.D12:.I12])" office:value-type="float" office:value="202" calcext:value-type="float">
            <text:p>202</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9" calcext:value-type="float">
            <text:p>109</text:p>
          </table:table-cell>
          <table:table-cell table:formula="of:=SUM([.D2:.D10])" office:value-type="float" office:value="21" calcext:value-type="float">
            <text:p>21</text:p>
          </table:table-cell>
          <table:table-cell table:formula="of:=SUM([.E2:.E10])" office:value-type="float" office:value="29" calcext:value-type="float">
            <text:p>29</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25" calcext:value-type="float">
            <text:p>125</text:p>
          </table:table-cell>
          <table:table-cell table:formula="of:=SUM([.I2:.I10])" office:value-type="float" office:value="129" calcext:value-type="float">
            <text:p>129</text:p>
          </table:table-cell>
          <table:table-cell table:formula="of:=SUM([.B13:.I13])" office:value-type="float" office:value="581" calcext:value-type="float">
            <text:p>581</text:p>
          </table:table-cell>
          <table:table-cell table:formula="of:=SUM([.D13:.I13])" office:value-type="float" office:value="340" calcext:value-type="float">
            <text:p>340</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5" calcext:value-type="float">
            <text:p>44.5</text:p>
          </table:table-cell>
          <table:table-cell table:formula="of:=([.D12]/[.D15])" office:value-type="float" office:value="0" calcext:value-type="float">
            <text:p>0</text:p>
          </table:table-cell>
          <table:table-cell table:formula="of:=([.E12]/[.E15])" office:value-type="float" office:value="0.5" calcext:value-type="float">
            <text:p>0.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8.58333333333333" calcext:value-type="float">
            <text:p>8.5833333333333</text:p>
          </table:table-cell>
          <table:table-cell table:formula="of:=([.I12]/[.I15])" office:value-type="float" office:value="7.91666666666667" calcext:value-type="float">
            <text:p>7.9166666666667</text:p>
          </table:table-cell>
          <table:table-cell table:formula="of:=SUM([.B16:.I16])" office:value-type="float" office:value="175.5" calcext:value-type="float">
            <text:p>175.5</text:p>
          </table:table-cell>
          <table:table-cell table:formula="of:=SUM([.D16:.I16])" office:value-type="float" office:value="17" calcext:value-type="float">
            <text:p>1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5" calcext:value-type="float">
            <text:p>54.5</text:p>
          </table:table-cell>
          <table:table-cell table:formula="of:=([.D13]/[.D15])" office:value-type="float" office:value="2.625" calcext:value-type="float">
            <text:p>2.625</text:p>
          </table:table-cell>
          <table:table-cell table:formula="of:=([.E13]/[.E15])" office:value-type="float" office:value="3.625" calcext:value-type="float">
            <text:p>3.6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10.4166666666667" calcext:value-type="float">
            <text:p>10.4166666666667</text:p>
          </table:table-cell>
          <table:table-cell table:formula="of:=([.I13]/[.I15])" office:value-type="float" office:value="10.75" calcext:value-type="float">
            <text:p>10.75</text:p>
          </table:table-cell>
          <table:table-cell table:formula="of:=SUM([.B17:.I17])" office:value-type="float" office:value="216.916666666667" calcext:value-type="float">
            <text:p>216.916666666667</text:p>
          </table:table-cell>
          <table:table-cell table:formula="of:=SUM([.D17:.I17])" office:value-type="float" office:value="30.4166666666667" calcext:value-type="float">
            <text:p>30.41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8">00/00/0000</text:date>, <text:time style:data-style-name="N2" text:time-value="20:39:51.920032307">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8T01:30:17.160848235</dc:date>
    <meta:creation-date>2016-09-05T22:47:24Z</meta:creation-date>
    <meta:editing-cycles>1424</meta:editing-cycles>
    <meta:editing-duration>P29DT1H37M12S</meta:editing-duration>
    <meta:generator>LibreOffice/5.2.7.2$Linux_X86_64 LibreOffice_project/20m0$Build-2</meta:generator>
    <meta:document-statistic meta:table-count="4" meta:cell-count="4129" meta:object-count="0"/>
  </office:meta>
</office:document-meta>
</file>